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f9e9" officeooo:paragraph-rsid="001df9e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df9e9" officeooo:paragraph-rsid="001df9e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f9e9" officeooo:paragraph-rsid="001df9e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f9e9" officeooo:paragraph-rsid="001df9e9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3e2f" officeooo:paragraph-rsid="001e3e2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156e" officeooo:paragraph-rsid="0020156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a3df" officeooo:paragraph-rsid="0020a3d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df9e9" officeooo:paragraph-rsid="001df9e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22542a" officeooo:paragraph-rsid="0022542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542a" officeooo:paragraph-rsid="00226f90" style:font-size-asian="14pt" style:font-weight-asian="normal" style:font-size-complex="14pt" style:font-weight-complex="normal"/>
    </style:style>
    <style:style style:name="T1" style:family="text">
      <style:text-properties officeooo:rsid="001e3e2f"/>
    </style:style>
    <style:style style:name="T2" style:family="text">
      <style:text-properties officeooo:rsid="001e4e09"/>
    </style:style>
    <style:style style:name="T3" style:family="text">
      <style:text-properties officeooo:rsid="001fca01"/>
    </style:style>
    <style:style style:name="T4" style:family="text">
      <style:text-properties officeooo:rsid="001ff146"/>
    </style:style>
    <style:style style:name="T5" style:family="text">
      <style:text-properties officeooo:rsid="0020a3df"/>
    </style:style>
    <style:style style:name="T6" style:family="text">
      <style:text-properties officeooo:rsid="0022542a"/>
    </style:style>
    <style:style style:name="T7" style:family="text">
      <style:text-properties officeooo:rsid="00226f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3<text:span text:style-name="T4">η</text:span> εργασία Αρχές Γλωσσών Προγραμματισμού**************</text:p>
      <text:p text:style-name="P1"/>
      <text:p text:style-name="P2">ΟΜΑΔΑ:</text:p>
      <text:p text:style-name="P3">Μανώλης Πιτσικάλης 1115201300143</text:p>
      <text:p text:style-name="P3">Φωτόπουλος Παναγιώτης 111520130019<text:span text:style-name="T3">5</text:span></text:p>
      <text:p text:style-name="P3"/>
      <text:p text:style-name="P9">Περιγραφή υλοποίησης:</text:p>
      <text:p text:style-name="P10">Στην παρούσα εργασία υλοποιείται το ζητούμενο της άσκησης, μαζί με κάποια έξτρα στοιχεία. <text:span text:style-name="T7">Ο υπολογισμός της κανονικής μορφής γίνεται με τον εξής τρόπο: Υπολογίζεται πρώτα όλα το πρώτο η-redex από αριστερά, και γίνεται αναδρομική κλήση της συνάρτησης για τον παραγόμενο όρο. Αν δεν υπάρχει η-redex, υπολογίζεται το πρώτο β-redex από αριστερά και γίνεται αναδρομική κλήση της συνάρτησης για τον παραγόμενο όρο. Αν δεν υπάρχει ούτε η- ούτε β-redex, τότε ο όρος είναι σε κανονική μορφή και επιστρέφεται το αποτέλεσμα.</text:span></text:p>
      <text:p text:style-name="P3"/>
      <text:p text:style-name="P3">Λεπτομέρειες για την υλοποίηση :</text:p>
      <text:p text:style-name="P4"/>
      <text:p text:style-name="P4">freev aterm=...</text:p>
      <text:p text:style-name="P4">freev :: Term -&gt; [String] </text:p>
      <text:p text:style-name="P4">Η συνάρτηση δέχεται ένα όρο και επιστρέφει λίστα με τις ελεύθερες μεταβλητές.</text:p>
      <text:p text:style-name="P4"/>
      <text:p text:style-name="P4">allv aterm=...</text:p>
      <text:p text:style-name="P4">allv :: Term -&gt; [String] </text:p>
      <text:p text:style-name="P4">Η συνάρτηση δέχεται ένα όρο και επιστρέφει λίστα με όλες τις μεταβλητές ενός όρου.</text:p>
      <text:p text:style-name="P4"/>
      <text:p text:style-name="P4">substitute aterm var bterm=...</text:p>
      <text:p text:style-name="P4">substitute :: Term -&gt; Term -&gt; Term -&gt; Term </text:p>
      <text:p text:style-name="P4">Η συνάρτηση δέχεται ένα όρο , την μεταβλητή στην οποία θα γίνει η αντικατάσταση και τον όρο με τον οποίο θα αντικασταθεί. Σε περίπτωση που χρειαστεί νέα μεταβλ<text:span text:style-name="T2">η</text:span>τ<text:span text:style-name="T2">ή</text:span> υπάρχει λίστα allvars=[a,b,..,z,A,B,C,...,Z] (δεν είναι απείρη αφού το όνομα κάθε μεταβλητής είναι ένας χαρακτήρας) απ' την οποία αφαιρούνται οι μετ<text:span text:style-name="T1">αβλητές των όρων και επιλέγεται μία νέα μεταβλητή.</text:span></text:p>
      <text:p text:style-name="P4"/>
      <text:p text:style-name="P6">check_rightmost_term =...</text:p>
      <text:p text:style-name="P6">check_rightmost_term :: String -&gt; Term -&gt; Bool</text:p>
      <text:p text:style-name="P6">Η συνάρτηση δέχεται ένα string και έναν όρο, και ελέγχει αν ο όρος αυτός είναι μεταβλητή, και αν πράγματι είναι μεταβλητή ελέγχει αν είναι η ίδια με το δοσμένο string, οπότε και επιστρέφει True (Πρακτικά, λαμβάνοντας υπ' όψιν και την υπόθεση/παραδοχή ότι οι μεταβλητές αποτελούνται από ένα χαρακτήρα, ελέγχει αν οι δύο χαρακτήρες είναι ίδιοι.) Σε κάθε άλλη περίπτωση (ο όρος είναι αφαίρεση/εφαρμογή, <text:span text:style-name="T7">ή</text:span> η μεταβλητές είναι διαφορετικές) επιστρέφει False.</text:p>
      <text:p text:style-name="P4"/>
      <text:p text:style-name="P5">b_redex aterm =...</text:p>
      <text:p text:style-name="P5">b_redex :: Term -&gt; (Term, Bool) </text:p>
      <text:p text:style-name="P5"><text:soft-page-break/>Η συνάρτηση δέχεται έναν όρο , ψάχνει να βρει β-redex, και εφαρμόζει το πιο αριστερό που θα βρει, σε περίπτωση που βρει επιστρέφει ζευγάρι με τον όρο που προέκυψε από τo β-redex και True διαφορετικά επιστρέφει τον ίδιο τον όρο και <text:span text:style-name="T2">F</text:span>alse. <text:s/>Γενικά η ίδεα είναι να ψάχνει όλο τον όρο ετσι ώστε να βρει εφαρμογή στην οποία ο πρώτος όρος να είναι αφαίρεση.</text:p>
      <text:p text:style-name="P5"/>
      <text:p text:style-name="P5">h_redex aterm =...</text:p>
      <text:p text:style-name="P5">h_redex :: Term -&gt; (Term, Bool) </text:p>
      <text:p text:style-name="P5">Η συνάρτηση δέχεται έναν όρο , ψάχνει να βρει η-redex, και εφαρμόζει το πιο αριστερό που θα βρει, σε περίπτωση που βρει επιστρέφει ζευγάρι με τον όρο που προέκυψε από τo η-redex και True , διαφορετικά επιστρέφει τον ίδιο τον όρο και <text:span text:style-name="T2">F</text:span>alse.</text:p>
      <text:p text:style-name="P5"/>
      <text:p text:style-name="P5">ireduce aterm a b ca</text:p>
      <text:p text:style-name="P5">ireduce :: Term -&gt; Int -&gt; [Term] -&gt; [[Char]] -&gt; Result </text:p>
      <text:p text:style-name="P5">reduce aterm = ireduce aterm 0 [] []</text:p>
      <text:p text:style-name="P5">reduce :: Term -&gt; Result </text:p>
      <text:p text:style-name="P5">H συνάρτηση δέχεται έναν όρο και επιστρέφει την δόμη αποτελέσματος που ζητ<text:span text:style-name="T6">εί</text:span>ται. <text:s/>Λειτουργεί με τον εξής τρόπο : καλέι την ireduce η οποία <text:s/>ψάχνει πρώτα να βρει η-redex, αν βρει τότε γίνεται κλήση με τον όρο που προέκυψε διαφορετικά ψάχνει για β-redex, αν βρεθεί τότε γίνεται κλήση με τον όρο που προέκυψε απο το β-redex, αν δεν βρεθεί τότε ο όρος είναι σε κανονική μορφή.</text:p>
      <text:p text:style-name="P5"/>
      <text:p text:style-name="P7">getresult (Res aterm a b c) =...</text:p>
      <text:p text:style-name="P7">getresult :: Result -&gt; Term</text:p>
      <text:p text:style-name="P7">Η συνάρτηση παίρνει το αποτέλεσμα από την reduce και επιστρέφει τον τελικό όρο (μετά από όλες τις μετατροπές). Χρησιμοποιείται π.χ. για να μπορεί να εκτυπωθεί ο τελικός όρος με prettyprint.</text:p>
      <text:p text:style-name="P7"/>
      <text:p text:style-name="P5">*****************************BONUS*********************************</text:p>
      <text:p text:style-name="P6">Έχουν προστεθεί τα εξής έξτρα χαρακτηριστικά:</text:p>
      <text:p text:style-name="P6"/>
      <text:p text:style-name="P6">- Σχεδόν όλοι οι όροι των σημειώσεων: true, false, not, cond, pair, fst, snd, Y, church numerals: 0-9, succ, pred, iszero, plus, times, exp, <text:span text:style-name="T6">με τα αντίστοιχα προθέματα (s, p για μορφή συμβολοσειράς, l για μορφή όρου)</text:span>.</text:p>
      <text:p text:style-name="P6">- Μετατροπή αριθμών σε church numerals (lch &lt;number&gt;, pch &lt;number&gt;, </text:p>
      <text:p text:style-name="P6">church_num_parser &lt;”number”&gt;)</text:p>
      <text:p text:style-name="P6">- Υπολογισμός παραγοντικού: lfact &lt;number&gt; <text:span text:style-name="T5">(ή εναλλακτικοί τρόποι (με διαφορετική σύνταξη), με τη χρήση κατάλληλων συναρτήσεων/inpu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1:31:29.553429632</meta:creation-date>
    <dc:date>2016-02-28T22:49:05.035721387</dc:date>
    <meta:editing-duration>PT40M13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2" meta:paragraph-count="39" meta:word-count="618" meta:character-count="3909" meta:non-whitespace-character-count="3319"/>
  </office:meta>
</office:document-meta>
</file>